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Validator.validate( String valu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compareQuarters( Date value , Date compar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compareQuarters( Date value , Date compare , TimeZone timeZone , int monthOfFirstQua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processParsedValue( Object value , Format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compareWeeks( Date value , Date compar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Validator.compareMonths( Date value , Date compar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Validator.validate( String value , String pattern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validate( String value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compareDates( Date value , Date compar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Validator.DateValidator( boolean strict , int dat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compareYears( Date value , Date compar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Dat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validate( String valu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getCalendar( Date value ,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